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AspectContextImpl.getAspec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spectContextImpl.BasicAspectContextImpl( PortalService service , AspectChainImpl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icAspectContextImpl.getPortal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spectContextImpl.get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